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7.715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58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language="en" fo:country="ZA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roduction to Computers and Programming <text:s text:c="2"/>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asic Programming</text:p>
          </table:table-cell>
          <table:table-cell table:formula="of:=+4*[.D4]"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Using Python as a Calculator <text:s text:c="15"/>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Variables <text:s text:c="34"/>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ontrol Statements</text:p>
          </table:table-cell>
          <table:table-cell table:formula="of:=+4*[.D7]"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Looping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Branching <text:s text:c="34"/>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ata Containers <text:s text:c="28"/></text:p>
          </table:table-cell>
          <table:table-cell table:formula="of:=+4*[.D10]"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>
            <text:p>Lists, tuples, dictionarie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Vectors and Matrices <text:s text:c="23"/>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Structured Programming</text:p>
          </table:table-cell>
          <table:table-cell table:formula="of:=+4*[.D13]"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User-defined Functions <text:s text:c="21"/>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Code Structure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Local Variables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s/>Plotting and Graphs <text:s text:c="24"/>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2D Graphs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>
            <text:p>Graph <text:span text:style-name="T1">Annotation</text:span>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3D Graphs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File Handling</text:p>
          </table:table-cell>
          <table:table-cell table:formula="of:=+4*[.D21]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ading and Writing to Files <text:s text:c="15"/>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Directory Management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High Level Programming</text:p>
          </table:table-cell>
          <table:table-cell table:formula="of:=+4*[.D24]"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Error Handling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Additional Module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Advanced Programming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preadsheets</text:p>
          </table:table-cell>
          <table:table-cell table:formula="of:=+4*[.D28]"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Formulas and Calculations 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Spreadsheet Detective 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Plotting and Graph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Linear Programming 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Non-Linear Solver problem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Data Pilot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What-if Scenario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Visual Formatting 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s/>HTML, Websites and the Internet <text:s text:c="12"/>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s/>Databases <text:s text:c="34"/>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formula="of:=SUM([.C1:.C38])" office:value-type="float" office:value="180">
            <text:p>180</text:p>
          </table:table-cell>
          <table:table-cell table:formula="of:=SUM([.D1:.D38])" office:value-type="float" office:value="44">
            <text:p>4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Ed</text:p>
          </table:table-cell>
          <table:table-cell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Gam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formula="of:=+[.D40]+SUM([.D41:.D44])" office:value-type="float" office:value="46">
            <text:p>46</text:p>
          </table:table-cell>
          <table:table-cell table:number-columns-repeated="2"/>
        </table:table-row>
        <table:table-row table:style-name="ro2" table:number-rows-repeated="104853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an </meta:initial-creator>
    <meta:creation-date>2013-01-16T15:46:12</meta:creation-date>
    <dc:date>2013-01-17T10:30:16</dc:date>
    <dc:creator>Logan </dc:creator>
    <meta:editing-duration>PT1M34S</meta:editing-duration>
    <meta:editing-cycles>4</meta:editing-cycles>
    <meta:generator>LibreOffice/3.5$Linux_X86_64 LibreOffice_project/350m1$Build-2</meta:generator>
    <meta:document-statistic meta:table-count="3" meta:cell-count="74" meta:object-count="0"/>
  </office:meta>
</office:document-meta>
</file>